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P Pier Sans" svg:font-family="'PP Pier Sans'" style:font-family-generic="swiss" style:font-pitch="variable"/>
    <style:font-face style:name="PP Pier Sans Bold" svg:font-family="'PP Pier Sans Bold'" style:font-family-generic="swiss" style:font-pitch="variable"/>
    <style:font-face style:name="PP Pier Sans Bold1" svg:font-family="'PP Pier Sans Bold'" style:font-adornments="Regular" style:font-family-generic="swiss" style:font-pitch="variable"/>
  </office:font-face-decls>
  <office:automatic-styles>
    <style:style style:name="P1" style:family="paragraph" style:parent-style-name="Standard">
      <style:text-properties style:font-name="Arial" officeooo:rsid="001f3b88" officeooo:paragraph-rsid="001f3b88"/>
    </style:style>
    <style:style style:name="P2" style:family="paragraph" style:parent-style-name="Heading_20_4">
      <style:text-properties style:font-name="Arial"/>
    </style:style>
    <style:style style:name="P3" style:family="paragraph" style:parent-style-name="Heading_20_4">
      <style:text-properties style:font-name="Arial" officeooo:rsid="001f3b88" officeooo:paragraph-rsid="001f3b88"/>
    </style:style>
    <style:style style:name="P4" style:family="paragraph" style:parent-style-name="Heading_20_4">
      <style:text-properties style:font-name="Arial" officeooo:rsid="002098c0" officeooo:paragraph-rsid="002098c0"/>
    </style:style>
    <style:style style:name="P5" style:family="paragraph" style:parent-style-name="Heading_20_4">
      <style:text-properties style:font-name="Arial" officeooo:rsid="0022185a" officeooo:paragraph-rsid="0022185a"/>
    </style:style>
    <style:style style:name="P6" style:family="paragraph" style:parent-style-name="Text_20_body">
      <style:text-properties style:font-name="Arial" officeooo:rsid="001f3b88" officeooo:paragraph-rsid="001f3b88"/>
    </style:style>
    <style:style style:name="P7" style:family="paragraph" style:parent-style-name="Text_20_body" style:list-style-name="L1">
      <style:text-properties style:font-name="Arial" officeooo:rsid="001f3b88" officeooo:paragraph-rsid="001f3b88"/>
    </style:style>
    <style:style style:name="P8" style:family="paragraph" style:parent-style-name="Text_20_body" style:list-style-name="L2">
      <style:text-properties style:font-name="Arial" officeooo:rsid="001f3b88" officeooo:paragraph-rsid="001f3b88"/>
    </style:style>
    <style:style style:name="P9" style:family="paragraph" style:parent-style-name="Text_20_body">
      <style:text-properties style:font-name="Arial" officeooo:paragraph-rsid="001f3b88"/>
    </style:style>
    <style:style style:name="P10" style:family="paragraph" style:parent-style-name="Text_20_body" style:list-style-name="L2">
      <style:text-properties style:font-name="Arial" officeooo:paragraph-rsid="001f3b88"/>
    </style:style>
    <style:style style:name="P11" style:family="paragraph" style:parent-style-name="Text_20_body">
      <style:text-properties style:font-name="Arial" officeooo:paragraph-rsid="002098c0"/>
    </style:style>
    <style:style style:name="P12" style:family="paragraph" style:parent-style-name="Text_20_body">
      <style:text-properties style:font-name="Arial" officeooo:rsid="002098c0" officeooo:paragraph-rsid="002098c0"/>
    </style:style>
    <style:style style:name="P13" style:family="paragraph" style:parent-style-name="Text_20_body" style:list-style-name="L3">
      <style:text-properties style:font-name="Arial" officeooo:rsid="002098c0" officeooo:paragraph-rsid="002098c0"/>
    </style:style>
    <style:style style:name="P14" style:family="paragraph" style:parent-style-name="Text_20_body" style:list-style-name="L4">
      <style:text-properties style:font-name="Arial" officeooo:paragraph-rsid="0022185a"/>
    </style:style>
    <style:style style:name="P15" style:family="paragraph" style:parent-style-name="Text_20_body" style:list-style-name="L4">
      <style:text-properties style:font-name="Arial" officeooo:rsid="0022185a" officeooo:paragraph-rsid="0022185a"/>
    </style:style>
    <style:style style:name="P16" style:family="paragraph" style:parent-style-name="Title">
      <style:text-properties style:font-name="Arial" officeooo:rsid="001f3b88" officeooo:paragraph-rsid="001f3b88"/>
    </style:style>
    <style:style style:name="P17" style:family="paragraph" style:parent-style-name="Title" style:list-style-name="L2">
      <style:text-properties style:font-name="Arial" officeooo:rsid="001f3b88" officeooo:paragraph-rsid="001f3b88"/>
    </style:style>
    <style:style style:name="T1" style:family="text">
      <style:text-properties officeooo:rsid="001f3b88"/>
    </style:style>
    <style:style style:name="T2" style:family="text">
      <style:text-properties officeooo:rsid="002098c0"/>
    </style:style>
    <style:style style:name="T3" style:family="text">
      <style:text-properties officeooo:rsid="0022185a"/>
    </style:style>
    <style:style style:name="T4" style:family="text">
      <style:text-properties officeooo:rsid="0023812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ier Pedragosa</text:p>
      <text:p text:style-name="P1"/>
      <text:p text:style-name="P16">Formulari XML</text:p>
      <text:p text:style-name="P6"/>
      <text:h text:style-name="P2" text:outline-level="4">Sintaxi</text:h>
      <text:p text:style-name="P6">&lt;root&gt;</text:p>
      <text:p text:style-name="P6"><text:tab/>&lt;child&gt;</text:p>
      <text:p text:style-name="P6"><text:tab/><text:tab/>&lt;subchild&gt;...&lt;/subchild&gt;</text:p>
      <text:p text:style-name="P6"><text:tab/>&lt;/child&gt;</text:p>
      <text:p text:style-name="P6">&lt;/root&gt;</text:p>
      <text:h text:style-name="P3" text:outline-level="4">Comentaris</text:h>
      <text:p text:style-name="P9">&lt;!-- <text:span text:style-name="T1">Aixo es un comentari --&gt; </text:span></text:p>
      <text:h text:style-name="P3" text:outline-level="4">Pròleg</text:h>
      <text:p text:style-name="P9">&lt;?xml versio­n="1.0" encodi­ng=­"­UTF­-8" <text:span text:style-name="T1">standalone="y­es|­no"</text:span>?&gt;</text:p>
      <text:h text:style-name="P3" text:outline-level="4">Noms dels elements</text:h>
      <text:list text:style-name="L1">
        <text:list-item>
          <text:p text:style-name="P7">Sensible a majúscules</text:p>
        </text:list-item>
        <text:list-item>
          <text:p text:style-name="P7">Ha de començar amb una lletra o guió baix</text:p>
        </text:list-item>
        <text:list-item>
          <text:p text:style-name="P7">No pot començar amb ‘XML’ (o ‘xml’, ‘Xml’, etc.)</text:p>
        </text:list-item>
        <text:list-item>
          <text:p text:style-name="P7">Pot contenir lletres, números, guions, guions baixos i punts</text:p>
        </text:list-item>
        <text:list-item>
          <text:p text:style-name="P7">No pot contenir espais</text:p>
        </text:list-item>
      </text:list>
      <text:h text:style-name="P3" text:outline-level="4">Elements</text:h>
      <text:p text:style-name="P6">Els elements poden contenir: text, atributs, altres elements o una barreja de tots.</text:p>
      <text:p text:style-name="P6">Un element buit es pot tancar en la mateixa etiqueta d’obertura (&lt;element/&gt;).</text:p>
      <text:p text:style-name="P6">Els atributs han d’estar entre cometes, ja siguin simples (‘ ’) o dobles (" ").</text:p>
      <text:h text:style-name="P3" text:outline-level="4">Entity references</text:h>
      <text:list text:style-name="L2">
        <text:list-item>
          <text:p text:style-name="P10">&lt; <text:span text:style-name="T1">= &amp;lt;</text:span></text:p>
        </text:list-item>
        <text:list-item>
          <text:p text:style-name="P10">&gt; <text:span text:style-name="T1">= &amp;gt;</text:span></text:p>
        </text:list-item>
        <text:list-item>
          <text:p text:style-name="P8">&amp; = &amp;amp;</text:p>
        </text:list-item>
        <text:list-item>
          <text:p text:style-name="P8">‘ = &amp;apos;</text:p>
        </text:list-item>
        <text:list-item>
          <text:p text:style-name="P8">" = &amp;quot;</text:p>
          <text:p text:style-name="P17"><text:soft-page-break/>Formulari DTD</text:p>
        </text:list-item>
      </text:list>
      <text:h text:style-name="P4" text:outline-level="4">DTD Intern</text:h>
      <text:p text:style-name="P11">&lt;!<text:span text:style-name="T2">DOCTYPE </text:span><text:span text:style-name="T4">arrel</text:span><text:span text:style-name="T2"> [</text:span></text:p>
      <text:p text:style-name="P11"><text:tab/><text:span text:style-name="T4">definició DTD</text:span></text:p>
      <text:p text:style-name="P12">]&gt;</text:p>
      <text:h text:style-name="P4" text:outline-level="4">DTD Extern</text:h>
      <text:p text:style-name="P11">&lt;!D­OCTYPE <text:span text:style-name="T2">root</text:span> SYSTEM<text:span text:style-name="T2">|PUBLIC</text:span> "­<text:span text:style-name="T2">arxiu</text:span>.d­td"&gt;</text:p>
      <text:h text:style-name="P4" text:outline-level="4">Detalls declaració DTD</text:h>
      <text:list text:style-name="L3">
        <text:list-item>
          <text:p text:style-name="P13">Element: &lt;!ELEMENT nom EMPTY|ANY|(#PCDATA)|(continguts)</text:p>
        </text:list-item>
        <text:list-item>
          <text:p text:style-name="P13">Atributs: &lt;!ATTLIST element atribut tipus opció&gt;</text:p>
        </text:list-item>
        <text:list-item>
          <text:p text:style-name="P13">Tipus d’atribut: CDATA, (valor1|valor2), ENTITY, ID, IDREF, IDREFS</text:p>
        </text:list-item>
        <text:list-item>
          <text:p text:style-name="P13">Opcions atributs: #REQUIRED, #IMPLIED, #FIXED ‘val’, ‘default’</text:p>
        </text:list-item>
      </text:list>
      <text:h text:style-name="P5" text:outline-level="4">Cardinalitat</text:h>
      <text:list text:style-name="L4">
        <text:list-item>
          <text:p text:style-name="P14">?: <text:span text:style-name="T3">0-1 coincidències. (&lt;!ELEMENT biblioteca (llibre?)&gt;) permet 0 o 1 llibres.</text:span></text:p>
        </text:list-item>
        <text:list-item>
          <text:p text:style-name="P15">+: 1-n coincidències. (&lt;!ELEMENT biblioteca (llibre+)&gt;) permet 1 o n llibres.</text:p>
        </text:list-item>
        <text:list-item>
          <text:p text:style-name="P15">*: 0-n coincidències. (&lt;!ELEMENT biblioteca (llibre*)&gt;) permet 0 o n llibres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P Pier Sans" svg:font-family="'PP Pier Sans'" style:font-family-generic="swiss" style:font-pitch="variable"/>
    <style:font-face style:name="PP Pier Sans Bold" svg:font-family="'PP Pier Sans Bold'" style:font-family-generic="swiss" style:font-pitch="variable"/>
    <style:font-face style:name="PP Pier Sans Bold1" svg:font-family="'PP Pier Sans Bold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PP Pier Sans Bold1" fo:font-family="'PP Pier Sans Bold'" style:font-style-name="Regular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15:25:04.852259816</meta:creation-date>
    <dc:date>2024-11-06T16:05:42.496945241</dc:date>
    <meta:editing-duration>PT9M10S</meta:editing-duration>
    <meta:editing-cycles>3</meta:editing-cycles>
    <meta:generator>LibreOffice/24.2.6.2$Linux_X86_64 LibreOffice_project/420$Build-2</meta:generator>
    <meta:document-statistic meta:table-count="0" meta:image-count="0" meta:object-count="0" meta:page-count="2" meta:paragraph-count="44" meta:word-count="216" meta:character-count="1346" meta:non-whitespace-character-count="1189"/>
  </office:meta>
</office:document-meta>
</file>